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2.25425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Preferences model</text:p>
          </table:table-cell>
          <table:table-cell office:value-type="string" table:style-name="ce1">
            <text:p>Init-Pow</text:p>
          </table:table-cell>
          <table:table-cell office:value-type="string" table:style-name="ce1">
            <text:p>NbTours</text:p>
          </table:table-cell>
          <table:table-cell office:value-type="string" table:style-name="ce1">
            <text:p>tours individuel</text:p>
          </table:table-cell>
          <table:table-cell office:value-type="string" table:style-name="ce1">
            <text:p>sat(decision)A</text:p>
          </table:table-cell>
          <table:table-cell office:value-type="string" table:style-name="ce1">
            <text:p>sat(decision)B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2">
            <text:p>M1_M3</text:p>
          </table:table-cell>
          <table:table-cell office:value-type="string" table:style-name="ce1">
            <text:p>dom/sub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1">
            <text:p>dom/dom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1">
            <text:p>sub/sub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3" table:style-name="ce2">
            <text:p>M3_M1</text:p>
          </table:table-cell>
          <table:table-cell office:value-type="string" table:style-name="ce1">
            <text:p>dom/sub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1">
            <text:p>dom/dom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1">
            <text:p>sub/sub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3" table:style-name="ce2">
            <text:p>M2_M1</text:p>
          </table:table-cell>
          <table:table-cell office:value-type="string" table:style-name="ce1">
            <text:p>dom/sub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1">
            <text:p>dom/dom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1">
            <text:p>sub/sub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3" table:style-name="ce2">
            <text:p>M1_M2</text:p>
          </table:table-cell>
          <table:table-cell office:value-type="string" table:style-name="ce1">
            <text:p>dom/sub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1">
            <text:p>dom/dom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1">
            <text:p>sub/sub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table:number-columns-repeated="16380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PC</dc:creator>
    <meta:creation-date>2017-12-15T09:44:28Z</meta:creation-date>
    <dc:date>2017-12-15T14:45:33Z</dc:date>
    <meta:editing-cycles>5</meta:editing-cycles>
    <meta:editing-duration>PT0S</meta:editing-duration>
  </office:meta>
</office:document-meta>
</file>